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ca8" officeooo:paragraph-rsid="000cbca8"/>
    </style:style>
    <style:style style:name="P2" style:family="paragraph" style:parent-style-name="Standard">
      <style:text-properties officeooo:rsid="000cbca8" officeooo:paragraph-rsid="0013817f"/>
    </style:style>
    <style:style style:name="P3" style:family="paragraph" style:parent-style-name="Standard">
      <style:text-properties officeooo:rsid="000e53bb" officeooo:paragraph-rsid="000e53bb"/>
    </style:style>
    <style:style style:name="P4" style:family="paragraph" style:parent-style-name="Standard">
      <style:text-properties officeooo:rsid="00100e0b" officeooo:paragraph-rsid="00100e0b"/>
    </style:style>
    <style:style style:name="T1" style:family="text">
      <style:text-properties officeooo:rsid="000e53bb"/>
    </style:style>
    <style:style style:name="T2" style:family="text">
      <style:text-properties officeooo:rsid="0011afc3"/>
    </style:style>
    <style:style style:name="T3" style:family="text">
      <style:text-properties officeooo:rsid="001381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teración <text:span text:style-name="T3">1</text:span></text:p>
      <text:p text:style-name="P2"/>
      <text:p text:style-name="P2">Crear el background , unir diferentes backgrounds dependiendo del nivel, ( inicio del juego, space1, space2, space3, etc).</text:p>
      <text:p text:style-name="P1"/>
      <text:p text:style-name="P1">Iteración <text:span text:style-name="T3">2</text:span> </text:p>
      <text:p text:style-name="P1">Crear pantalla de inicio, titulo del juego con una portada, <text:s/>añadir instrucciones de controles, botón de inicio.</text:p>
      <text:p text:style-name="P1"/>
      <text:p text:style-name="P1"/>
      <text:p text:style-name="P1">Iteración 3 </text:p>
      <text:p text:style-name="P1"/>
      <text:p text:style-name="P1">Implementar la nave , crear movimiento hacia delante, atrás derecha e izquierda <text:span text:style-name="T2">(buscar scripts con movimiento de giro) </text:span>, <text:span text:style-name="T1">añadir potencia de fuego</text:span></text:p>
      <text:p text:style-name="P1"/>
      <text:p text:style-name="P1">Iteración 4 </text:p>
      <text:p text:style-name="P1"/>
      <text:p text:style-name="P1">Establecer limites de movimiento tanto laterales como superior e inferior.</text:p>
      <text:p text:style-name="P1"/>
      <text:p text:style-name="P1">Iteración 5 </text:p>
      <text:p text:style-name="P1"/>
      <text:p text:style-name="P1">Crear para el inicio del juego <text:s/>objetos que evitar, por ejemplo: Nubes ( para hacerse con los controles) , <text:span text:style-name="T1">después</text:span> en el background/space2 crear objetos como meteoritos, en el background/space3 meter naves suicidas <text:span text:style-name="T1">( ./scripts/enemies/spacecraft), Bonus: añadir scripts de explosión cuando las naves son destruidas.</text:span></text:p>
      <text:p text:style-name="P1"/>
      <text:p text:style-name="P1">Iteración 6 </text:p>
      <text:p text:style-name="P1"/>
      <text:p text:style-name="P1"><text:span text:style-name="T1">N</text:span>aves enemigas <text:span text:style-name="T1">disparan</text:span> de forma aleatoria, <text:span text:style-name="T1">pero solo en sentido de arriba a abajo o en diagonal…</text:span></text:p>
      <text:p text:style-name="P1"/>
      <text:p text:style-name="P3">Iteración 7 </text:p>
      <text:p text:style-name="P3"/>
      <text:p text:style-name="P3">Añadir jefe final ./scripts/boss, movimiento estático en la parte superior de la pantalla pero que dispare de forma aleatoria 3 o 4 puntos de disparo.</text:p>
      <text:p text:style-name="P3"/>
      <text:p text:style-name="P3">Iteración 8 </text:p>
      <text:p text:style-name="P3"/>
      <text:p text:style-name="P3">Contador de puntos, mensaje de game over, </text:p>
      <text:p text:style-name="P3"/>
      <text:p text:style-name="P4">Iteración 9 </text:p>
      <text:p text:style-name="P4"/>
      <text:p text:style-name="P4">Añadir musica y sonidos de disparos. Bonus: Explosiones si es que los hag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7:58:49.833846179</meta:creation-date>
    <meta:generator>LibreOffice/6.4.6.2$Linux_X86_64 LibreOffice_project/40$Build-2</meta:generator>
    <dc:date>2020-12-14T21:24:11.457132227</dc:date>
    <meta:editing-duration>PT1H20M25S</meta:editing-duration>
    <meta:editing-cycles>1</meta:editing-cycles>
    <meta:document-statistic meta:table-count="0" meta:image-count="0" meta:object-count="0" meta:page-count="1" meta:paragraph-count="18" meta:word-count="193" meta:character-count="1240" meta:non-whitespace-character-count="1054"/>
  </office:meta>
</office:document-meta>
</file>